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749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8.181cm"/>
    </style:style>
    <style:style style:name="gr4" style:family="graphic" style:parent-style-name="standard">
      <style:graphic-properties draw:stroke="none" svg:stroke-color="#000000" draw:fill="none" draw:fill-color="#ffffff" draw:auto-grow-height="true" draw:auto-grow-width="false" fo:max-height="0cm" fo:min-height="7.624cm"/>
    </style:style>
    <style:style style:name="gr5" style:family="graphic" style:parent-style-name="standard">
      <style:graphic-properties draw:stroke="none" svg:stroke-color="#000000" draw:fill="none" draw:fill-color="#ffffff" draw:auto-grow-height="true" draw:auto-grow-width="false" fo:max-height="0cm" fo:min-height="7.516cm"/>
    </style:style>
    <style:style style:name="pr1" style:family="presentation" style:parent-style-name="_31_030_25_20Wt._25_20Intro-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style:paragraph-properties fo:margin-left="0cm" fo:margin-right="0cm" fo:margin-top="0cm" fo:margin-bottom="0cm" fo:text-indent="0cm" style:text-autospace="none"/>
    </style:style>
    <style:style style:name="P3" style:family="paragraph">
      <loext:graphic-properties draw:fill="none" draw:fill-color="#ffffff"/>
      <style:text-properties fo:font-size="28pt" style:font-size-asian="28pt" style:font-size-complex="28pt"/>
    </style:style>
    <style:style style:name="P4" style:family="paragraph">
      <loext:graphic-properties draw:fill-color="#ffffff"/>
    </style:style>
    <style:style style:name="P5" style:family="paragraph">
      <style:paragraph-properties fo:margin-left="0cm" fo:margin-right="0cm" fo:margin-top="0cm" fo:margin-bottom="0cm" fo:text-align="start" fo:text-indent="0cm" style:text-autospace="none"/>
    </style:style>
    <style:style style:name="P6"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fo:font-size="10pt" fo:font-weight="bold" style:font-name-asian="Segoe UI" style:font-size-asian="10pt" style:font-weight-asian="bold" style:font-name-complex="Segoe UI" style:font-size-complex="10pt" style:font-weight-complex="bold"/>
    </style:style>
    <style:style style:name="T1" style:family="text">
      <style:text-properties fo:color="#000000" style:font-name="Segoe UI Semibold" fo:font-size="28pt" style:text-underline-style="solid" style:text-underline-width="auto" style:text-underline-color="font-color" fo:font-weight="bold" style:font-name-asian="Segoe UI" style:font-size-asian="28pt" style:font-weight-asian="bold" style:font-name-complex="Segoe UI" style:font-size-complex="28pt" style:font-weight-complex="bold"/>
    </style:style>
    <style:style style:name="T2" style:family="text">
      <style:text-properties fo:color="#000000" style:font-name="Segoe UI" fo:font-size="32pt" fo:font-weight="bold" style:font-name-asian="Segoe UI" style:font-size-asian="32pt" style:font-weight-asian="bold" style:font-name-complex="Segoe UI" style:font-size-complex="32pt" style:font-weight-complex="bold"/>
    </style:style>
    <style:style style:name="T3" style:family="text">
      <style:text-properties fo:color="#000000" style:font-name="Segoe UI" fo:font-size="20pt" style:font-name-asian="Segoe UI" style:font-size-asian="20pt" style:font-name-complex="Segoe UI" style:font-size-complex="20pt"/>
    </style:style>
    <style:style style:name="T4" style:family="text">
      <style:text-properties fo:color="#000000" style:text-position="super 58%" style:font-name="Segoe UI Semibold"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5" style:family="text">
      <style:text-properties fo:color="#000000" style:font-name="Segoe UI Semibold"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6" style:family="text">
      <style:text-properties fo:color="#000000" style:font-name="Segoe UI" fo:font-size="32pt" style:font-name-asian="Segoe UI" style:font-size-asian="32pt" style:font-name-complex="Segoe UI"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030_25_20Wt._25_20Intro" presentation:presentation-page-layout-name="AL1T0">
        <office:forms form:automatic-focus="false" form:apply-design-mode="false"/>
        <draw:frame draw:style-name="gr1" draw:text-style-name="P3" draw:layer="layout" svg:width="24.384cm" svg:height="3.999cm" svg:x="1.778cm" svg:y="1.016cm">
          <draw:text-box>
            <text:p text:style-name="P1"><text:span text:style-name="T1">Old Testament</text:span></text:p>
            <text:p text:style-name="P1"><text:span text:style-name="T2">Numbers 11:24–30</text:span></text:p>
            <text:p text:style-name="P2"><text:span text:style-name="T3"/></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_31_030_25_20Wt._25_20Intro">
        <office:forms form:automatic-focus="false" form:apply-design-mode="false"/>
        <draw:frame draw:style-name="gr3" draw:text-style-name="P6" draw:layer="layout" svg:width="25.146cm" svg:height="18.431cm" svg:x="1.524cm" svg:y="1.016cm">
          <draw:text-box>
            <text:p text:style-name="P5"><text:span text:style-name="T4">24</text:span><text:span text:style-name="T5">So Moses went out and told the people the words of the LORD. And he gathered seventy men of the elders of the people and placed them around the tent.</text:span></text:p>
          </draw:text-box>
        </draw:frame>
        <presentation:notes draw:style-name="dp2">
          <draw:page-thumbnail draw:style-name="gr2" draw:layer="layout" svg:width="13.968cm" svg:height="10.476cm" svg:x="3.81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page3" draw:style-name="dp1" draw:master-page-name="_31_030_25_20Wt._25_20Intro">
        <office:forms form:automatic-focus="false" form:apply-design-mode="false"/>
        <draw:frame draw:style-name="gr4" draw:text-style-name="P6" draw:layer="layout" svg:width="24.384cm" svg:height="7.874cm" svg:x="1.777cm" svg:y="1.062cm">
          <draw:text-box>
            <text:p text:style-name="P5"><text:span text:style-name="T4">25</text:span><text:span text:style-name="T5">Then the LORD came down in the cloud and spoke to him, and took some of the Spirit that was on him and put it on the seventy elders. And as soon as the Spirit rested on them, they prophesied. But they did not continue doing it. </text:span></text:p>
          </draw:text-box>
        </draw:frame>
        <presentation:notes draw:style-name="dp2">
          <draw:page-thumbnail draw:style-name="gr2" draw:layer="layout" svg:width="13.968cm" svg:height="10.476cm" svg:x="3.81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1" draw:master-page-name="_31_030_25_20Wt._25_20Intro">
        <office:forms form:automatic-focus="false" form:apply-design-mode="false"/>
        <draw:frame draw:style-name="gr4" draw:text-style-name="P6" draw:layer="layout" svg:width="24.638cm" svg:height="7.874cm" svg:x="1.524cm" svg:y="1.016cm">
          <draw:text-box>
            <text:p text:style-name="P5"><text:span text:style-name="T4">26</text:span><text:span text:style-name="T5">Now two men remained in the camp, one named Eldad, and the other named Medad, and the Spirit rested on them. They were among those registered, but they had not gone out to the tent, and so they prophesied in the camp.</text:span></text:p>
          </draw:text-box>
        </draw:frame>
        <presentation:notes draw:style-name="dp2">
          <draw:page-thumbnail draw:style-name="gr2" draw:layer="layout" svg:width="13.968cm" svg:height="10.476cm" svg:x="3.81cm" svg:y="2.123cm" draw:page-number="4" presentation:class="page"/>
          <draw:frame presentation:style-name="pr1" draw:text-style-name="P4" draw:layer="layout" svg:width="17.271cm" svg:height="12.572cm" svg:x="2.159cm" svg:y="13.271cm" presentation:class="notes" presentation:placeholder="true">
            <draw:text-box/>
          </draw:frame>
        </presentation:notes>
      </draw:page>
      <draw:page draw:name="page5" draw:style-name="dp1" draw:master-page-name="_31_030_25_20Wt._25_20Intro">
        <office:forms form:automatic-focus="false" form:apply-design-mode="false"/>
        <draw:frame draw:style-name="gr5" draw:text-style-name="P6" draw:layer="layout" svg:width="25.146cm" svg:height="7.766cm" svg:x="1.524cm" svg:y="1.016cm">
          <draw:text-box>
            <text:p text:style-name="P5"><text:span text:style-name="T4">27</text:span><text:span text:style-name="T5">And a young man ran and told Moses, “Eldad and Medad are prophesying in the camp.” </text:span><text:span text:style-name="T4">28</text:span><text:span text:style-name="T5">And Joshua the son of Nun, the assistant of Moses from his youth, said, “My lord Moses, stop them.”</text:span></text:p>
          </draw:text-box>
        </draw:frame>
        <presentation:notes draw:style-name="dp2">
          <draw:page-thumbnail draw:style-name="gr2" draw:layer="layout" svg:width="13.968cm" svg:height="10.476cm" svg:x="3.81cm" svg:y="2.123cm" draw:page-number="5" presentation:class="page"/>
          <draw:frame presentation:style-name="pr1" draw:text-style-name="P4" draw:layer="layout" svg:width="17.271cm" svg:height="12.572cm" svg:x="2.159cm" svg:y="13.271cm" presentation:class="notes" presentation:placeholder="true">
            <draw:text-box/>
          </draw:frame>
        </presentation:notes>
      </draw:page>
      <draw:page draw:name="page6" draw:style-name="dp1" draw:master-page-name="_31_030_25_20Wt._25_20Intro">
        <office:forms form:automatic-focus="false" form:apply-design-mode="false"/>
        <draw:frame draw:style-name="gr3" draw:text-style-name="P6" draw:layer="layout" svg:width="25.146cm" svg:height="18.431cm" svg:x="1.524cm" svg:y="1.016cm">
          <draw:text-box>
            <text:p text:style-name="P5"><text:span text:style-name="T4">29</text:span><text:span text:style-name="T5">But Moses said to him, “Are you jealous for my sake? Would that all the LORD’s people were prophets, that the LORD would put his Spirit on them!” </text:span><text:span text:style-name="T4">30</text:span><text:span text:style-name="T5">And Moses and the elders of Israel returned to the camp.</text:span></text:p>
            <text:p text:style-name="P2"><text:span text:style-name="T6"/></text:p>
          </draw:text-box>
        </draw:frame>
        <presentation:notes draw:style-name="dp2">
          <draw:page-thumbnail draw:style-name="gr2" draw:layer="layout" svg:width="13.968cm" svg:height="10.476cm" svg:x="3.81cm" svg:y="2.123cm" draw:page-number="6"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030_25_20Wt._25_20Intro-background" style:display-name="1030%20Wt.%20Intro-background" style:family="presentation">
      <style:graphic-properties draw:stroke="none" draw:fill="bitmap" draw:fill-image-name="Bitmap_20_1" style:repeat="stretch"/>
      <style:text-properties style:letter-kerning="true"/>
    </style:style>
    <style:style style:name="_31_030_25_20Wt._25_20Intro-backgroundobjects" style:display-name="1030%20Wt.%20Intro-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notes" style:display-name="1030%20Wt.%20Int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30_25_20Wt._25_20Intro-outline1" style:display-name="1030%20Wt.%20Intro-outline1" style:family="presentation">
      <style:graphic-properties draw:stroke="none" draw:fill="none" draw:auto-grow-height="false" draw:fit-to-size="shrink-to-fit">
        <text:list-style style:name="_31_030_25_20Wt._25_20Intro-outline1" style:display-name="1030%20Wt.%20Int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outline2" style:display-name="1030%20Wt.%20Intro-outline2" style:family="presentation" style:parent-style-name="_31_030_25_20Wt._25_20Intro-outline1">
      <style:paragraph-properties fo:margin-left="0cm" fo:margin-right="0cm" fo:margin-top="0.299cm" fo:margin-bottom="0cm" fo:text-indent="0cm"/>
      <style:text-properties fo:font-size="21pt" style:font-size-asian="28pt" style:font-size-complex="28pt"/>
    </style:style>
    <style:style style:name="_31_030_25_20Wt._25_20Intro-outline3" style:display-name="1030%20Wt.%20Intro-outline3" style:family="presentation" style:parent-style-name="_31_030_25_20Wt._25_20Intro-outline2">
      <style:paragraph-properties fo:margin-left="0cm" fo:margin-right="0cm" fo:margin-top="0.224cm" fo:margin-bottom="0cm" fo:text-indent="0cm"/>
      <style:text-properties fo:font-size="18pt" style:font-size-asian="24pt" style:font-size-complex="24pt"/>
    </style:style>
    <style:style style:name="_31_030_25_20Wt._25_20Intro-outline4" style:display-name="1030%20Wt.%20Intro-outline4" style:family="presentation" style:parent-style-name="_31_030_25_20Wt._25_20Intro-outline3">
      <style:paragraph-properties fo:margin-left="0cm" fo:margin-right="0cm" fo:margin-top="0.149cm" fo:margin-bottom="0cm" fo:text-indent="0cm"/>
      <style:text-properties fo:font-size="15pt" style:font-size-asian="20pt" style:font-size-complex="20pt"/>
    </style:style>
    <style:style style:name="_31_030_25_20Wt._25_20Intro-outline5" style:display-name="1030%20Wt.%20Intro-outline5" style:family="presentation" style:parent-style-name="_31_030_25_20Wt._25_20Intro-outline4">
      <style:paragraph-properties fo:margin-left="0cm" fo:margin-right="0cm" fo:margin-top="0.074cm" fo:margin-bottom="0cm" fo:text-indent="0cm"/>
      <style:text-properties fo:font-size="15pt" style:font-size-asian="20pt" style:font-size-complex="20pt"/>
    </style:style>
    <style:style style:name="_31_030_25_20Wt._25_20Intro-outline6" style:display-name="1030%20Wt.%20Intro-outline6" style:family="presentation" style:parent-style-name="_31_030_25_20Wt._25_20Intro-outline5">
      <style:paragraph-properties fo:margin-left="0cm" fo:margin-right="0cm" fo:margin-top="0.074cm" fo:margin-bottom="0cm" fo:text-indent="0cm"/>
      <style:text-properties fo:font-size="15pt" style:font-size-asian="20pt" style:font-size-complex="20pt"/>
    </style:style>
    <style:style style:name="_31_030_25_20Wt._25_20Intro-outline7" style:display-name="1030%20Wt.%20Intro-outline7" style:family="presentation" style:parent-style-name="_31_030_25_20Wt._25_20Intro-outline6">
      <style:paragraph-properties fo:margin-left="0cm" fo:margin-right="0cm" fo:margin-top="0.074cm" fo:margin-bottom="0cm" fo:text-indent="0cm"/>
      <style:text-properties fo:font-size="15pt" style:font-size-asian="20pt" style:font-size-complex="20pt"/>
    </style:style>
    <style:style style:name="_31_030_25_20Wt._25_20Intro-outline8" style:display-name="1030%20Wt.%20Intro-outline8" style:family="presentation" style:parent-style-name="_31_030_25_20Wt._25_20Intro-outline7">
      <style:paragraph-properties fo:margin-left="0cm" fo:margin-right="0cm" fo:margin-top="0.074cm" fo:margin-bottom="0cm" fo:text-indent="0cm"/>
      <style:text-properties fo:font-size="15pt" style:font-size-asian="20pt" style:font-size-complex="20pt"/>
    </style:style>
    <style:style style:name="_31_030_25_20Wt._25_20Intro-outline9" style:display-name="1030%20Wt.%20Intro-outline9" style:family="presentation" style:parent-style-name="_31_030_25_20Wt._25_20Intro-outline8">
      <style:paragraph-properties fo:margin-left="0cm" fo:margin-right="0cm" fo:margin-top="0.074cm" fo:margin-bottom="0cm" fo:text-indent="0cm"/>
      <style:text-properties fo:font-size="15pt" style:font-size-asian="20pt" style:font-size-complex="20pt"/>
    </style:style>
    <style:style style:name="_31_030_25_20Wt._25_20Intro-subtitle" style:display-name="1030%20Wt.%20Intro-subtitle" style:family="presentation">
      <style:graphic-properties draw:stroke="none" draw:fill="none" draw:textarea-vertical-align="middle">
        <text:list-style style:name="_31_030_25_20Wt._25_20Intro-subtitle" style:display-name="1030%20Wt.%20Int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title" style:display-name="1030%20Wt.%20Intro-title" style:family="presentation">
      <style:graphic-properties draw:stroke="none" draw:fill="none" draw:textarea-vertical-align="middle">
        <text:list-style style:name="_31_030_25_20Wt._25_20Intro-title" style:display-name="1030%20Wt.%20Int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030_25_20Wt._25_20Intro1-background" style:display-name="1030%20Wt.%20Intro1-background" style:family="presentation">
      <style:graphic-properties draw:stroke="none" draw:fill="bitmap" draw:fill-image-name="Bitmap_20_1" style:repeat="stretch"/>
      <style:text-properties style:letter-kerning="true"/>
    </style:style>
    <style:style style:name="_31_030_25_20Wt._25_20Intro1-backgroundobjects" style:display-name="1030%20Wt.%20Intro1-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1-notes" style:display-name="1030%20Wt.%20Intro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_31_030_25_20Wt._25_20Intro1-outline1" style:display-name="1030%20Wt.%20Intro1-outline1" style:family="presentation">
      <style:graphic-properties draw:stroke="none" draw:fill="none" draw:auto-grow-height="false" draw:fit-to-size="shrink-to-fit">
        <text:list-style style:name="_31_030_25_20Wt._25_20Intro1-outline1" style:display-name="1030%20Wt.%20Intr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outline2" style:display-name="1030%20Wt.%20Intro1-outline2" style:family="presentation" style:parent-style-name="_31_030_25_20Wt._25_20Intro1-outline1">
      <style:paragraph-properties fo:margin-left="0cm" fo:margin-right="0cm" fo:margin-top="0.299cm" fo:margin-bottom="0cm" fo:text-indent="0cm"/>
      <style:text-properties fo:font-size="21pt" style:font-size-asian="28pt" style:font-size-complex="28pt"/>
    </style:style>
    <style:style style:name="_31_030_25_20Wt._25_20Intro1-outline3" style:display-name="1030%20Wt.%20Intro1-outline3" style:family="presentation" style:parent-style-name="_31_030_25_20Wt._25_20Intro1-outline2">
      <style:paragraph-properties fo:margin-left="0cm" fo:margin-right="0cm" fo:margin-top="0.224cm" fo:margin-bottom="0cm" fo:text-indent="0cm"/>
      <style:text-properties fo:font-size="18pt" style:font-size-asian="24pt" style:font-size-complex="24pt"/>
    </style:style>
    <style:style style:name="_31_030_25_20Wt._25_20Intro1-outline4" style:display-name="1030%20Wt.%20Intro1-outline4" style:family="presentation" style:parent-style-name="_31_030_25_20Wt._25_20Intro1-outline3">
      <style:paragraph-properties fo:margin-left="0cm" fo:margin-right="0cm" fo:margin-top="0.149cm" fo:margin-bottom="0cm" fo:text-indent="0cm"/>
      <style:text-properties fo:font-size="15pt" style:font-size-asian="20pt" style:font-size-complex="20pt"/>
    </style:style>
    <style:style style:name="_31_030_25_20Wt._25_20Intro1-outline5" style:display-name="1030%20Wt.%20Intro1-outline5" style:family="presentation" style:parent-style-name="_31_030_25_20Wt._25_20Intro1-outline4">
      <style:paragraph-properties fo:margin-left="0cm" fo:margin-right="0cm" fo:margin-top="0.074cm" fo:margin-bottom="0cm" fo:text-indent="0cm"/>
      <style:text-properties fo:font-size="15pt" style:font-size-asian="20pt" style:font-size-complex="20pt"/>
    </style:style>
    <style:style style:name="_31_030_25_20Wt._25_20Intro1-outline6" style:display-name="1030%20Wt.%20Intro1-outline6" style:family="presentation" style:parent-style-name="_31_030_25_20Wt._25_20Intro1-outline5">
      <style:paragraph-properties fo:margin-left="0cm" fo:margin-right="0cm" fo:margin-top="0.074cm" fo:margin-bottom="0cm" fo:text-indent="0cm"/>
      <style:text-properties fo:font-size="15pt" style:font-size-asian="20pt" style:font-size-complex="20pt"/>
    </style:style>
    <style:style style:name="_31_030_25_20Wt._25_20Intro1-outline7" style:display-name="1030%20Wt.%20Intro1-outline7" style:family="presentation" style:parent-style-name="_31_030_25_20Wt._25_20Intro1-outline6">
      <style:paragraph-properties fo:margin-left="0cm" fo:margin-right="0cm" fo:margin-top="0.074cm" fo:margin-bottom="0cm" fo:text-indent="0cm"/>
      <style:text-properties fo:font-size="15pt" style:font-size-asian="20pt" style:font-size-complex="20pt"/>
    </style:style>
    <style:style style:name="_31_030_25_20Wt._25_20Intro1-outline8" style:display-name="1030%20Wt.%20Intro1-outline8" style:family="presentation" style:parent-style-name="_31_030_25_20Wt._25_20Intro1-outline7">
      <style:paragraph-properties fo:margin-left="0cm" fo:margin-right="0cm" fo:margin-top="0.074cm" fo:margin-bottom="0cm" fo:text-indent="0cm"/>
      <style:text-properties fo:font-size="15pt" style:font-size-asian="20pt" style:font-size-complex="20pt"/>
    </style:style>
    <style:style style:name="_31_030_25_20Wt._25_20Intro1-outline9" style:display-name="1030%20Wt.%20Intro1-outline9" style:family="presentation" style:parent-style-name="_31_030_25_20Wt._25_20Intro1-outline8">
      <style:paragraph-properties fo:margin-left="0cm" fo:margin-right="0cm" fo:margin-top="0.074cm" fo:margin-bottom="0cm" fo:text-indent="0cm"/>
      <style:text-properties fo:font-size="15pt" style:font-size-asian="20pt" style:font-size-complex="20pt"/>
    </style:style>
    <style:style style:name="_31_030_25_20Wt._25_20Intro1-subtitle" style:display-name="1030%20Wt.%20Intro1-subtitle" style:family="presentation">
      <style:graphic-properties draw:stroke="none" draw:fill="none" draw:textarea-vertical-align="middle">
        <text:list-style style:name="_31_030_25_20Wt._25_20Intro1-subtitle" style:display-name="1030%20Wt.%20Intr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title" style:display-name="1030%20Wt.%20Intro1-title" style:family="presentation">
      <style:graphic-properties draw:stroke="none" draw:fill="none" draw:textarea-vertical-align="middle">
        <text:list-style style:name="_31_030_25_20Wt._25_20Intro1-title" style:display-name="1030%20Wt.%20Intr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_31_030_25_20Wt._25_20Intro-backgroundobjects">
      <style:graphic-properties draw:stroke="none" draw:fill="none" draw:fill-color="#ffffff" draw:auto-grow-height="false" fo:min-height="1.449cm"/>
    </style:style>
    <style:style style:name="Mpr2" style:family="presentation" style:parent-style-name="_31_030_25_20Wt._25_20Intro-backgroundobjects">
      <style:graphic-properties draw:stroke="none" draw:fill="none" draw:fill-color="#ffffff" draw:auto-grow-height="false" fo:min-height="1.397cm"/>
    </style:style>
    <style:style style:name="Mpr3" style:family="presentation" style:parent-style-name="_31_030_25_20Wt._25_20Intro-backgroundobjects">
      <style:graphic-properties draw:stroke="none" draw:fill="none" draw:fill-color="#ffffff" draw:textarea-vertical-align="bottom" draw:auto-grow-height="false" fo:min-height="1.397cm"/>
    </style:style>
    <style:style style:name="Mpr4" style:family="presentation" style:parent-style-name="_31_030_25_20Wt._25_20Intro1-backgroundobjects">
      <style:graphic-properties draw:stroke="none" draw:fill="none" draw:fill-color="#ffffff" draw:auto-grow-height="false" fo:min-height="1.449cm"/>
    </style:style>
    <style:style style:name="Mpr5" style:family="presentation" style:parent-style-name="_31_030_25_20Wt._25_20Intro1-backgroundobjects">
      <style:graphic-properties draw:stroke="none" draw:fill="none" draw:fill-color="#ffffff" draw:auto-grow-height="false" fo:min-height="1.397cm"/>
    </style:style>
    <style:style style:name="Mpr6" style:family="presentation" style:parent-style-name="_31_030_25_20Wt._25_20Intro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_31_030_25_20Wt._25_20Intro" style:display-name="1030%20Wt.%20Intro" style:page-layout-name="PM1" draw:style-name="Mdp1">
      <office:forms form:automatic-focus="false" form:apply-design-mode="false"/>
      <draw:frame presentation:style-name="_31_030_25_20Wt._25_20Intro-title" draw:layer="backgroundobjects" svg:width="25.199cm" svg:height="2.63cm" svg:x="1.4cm" svg:y="0.627cm" presentation:class="title" presentation:placeholder="true">
        <draw:text-box/>
      </draw:frame>
      <draw:frame presentation:style-name="_31_030_25_20Wt._25_20Intro-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_31_030_25_20Wt._25_20Intro-title" draw:layer="backgroundobjects" svg:width="13.968cm" svg:height="10.476cm" svg:x="3.81cm" svg:y="2.123cm" presentation:class="page"/>
        <draw:frame presentation:style-name="_31_030_25_20Wt._25_20Intr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030_25_20Wt._25_20Intro1" style:display-name="1030%20Wt.%20Intro1" style:page-layout-name="PM1" draw:style-name="Mdp1">
      <draw:frame presentation:style-name="_31_030_25_20Wt._25_20Intro1-title" draw:layer="backgroundobjects" svg:width="25.199cm" svg:height="2.63cm" svg:x="1.4cm" svg:y="0.627cm" presentation:class="title" presentation:placeholder="true">
        <draw:text-box/>
      </draw:frame>
      <draw:frame presentation:style-name="_31_030_25_20Wt._25_20Intro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draw:page-thumbnail presentation:style-name="_31_030_25_20Wt._25_20Intro1-title" draw:layer="backgroundobjects" svg:width="13.968cm" svg:height="10.476cm" svg:x="3.81cm" svg:y="2.123cm" presentation:class="page"/>
        <draw:frame presentation:style-name="_31_030_25_20Wt._25_20Intro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30T20:32:18.169000000</meta:creation-date>
    <dc:title>1030 Wt. Intro</dc:title>
    <meta:editing-duration>PT7M19S</meta:editing-duration>
    <meta:editing-cycles>4</meta:editing-cycles>
    <meta:generator>LibreOffice/5.3.3.2$Windows_X86_64 LibreOffice_project/3d9a8b4b4e538a85e0782bd6c2d430bafe583448</meta:generator>
    <dc:date>2017-06-02T11:02:14.709000000</dc:date>
    <meta:document-statistic meta:object-count="50"/>
  </office:meta>
</office:document-meta>
</file>